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138in"/>
    </style:style>
    <style:style style:name="co2" style:family="table-column">
      <style:table-column-properties fo:break-before="auto" style:column-width="1.2917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0.778in"/>
    </style:style>
    <style:style style:name="co5" style:family="table-column">
      <style:table-column-properties fo:break-before="auto" style:column-width="0.9862in"/>
    </style:style>
    <style:style style:name="co6" style:family="table-column">
      <style:table-column-properties fo:break-before="auto" style:column-width="1.139in"/>
    </style:style>
    <style:style style:name="co7" style:family="table-column">
      <style:table-column-properties fo:break-before="auto" style:column-width="1.1945in"/>
    </style:style>
    <style:style style:name="co8" style:family="table-column">
      <style:table-column-properties fo:break-before="auto" style:column-width="0.8339in"/>
    </style:style>
    <style:style style:name="ro1" style:family="table-row">
      <style:table-row-properties style:row-height="0.7917in" fo:break-before="auto" style:use-optimal-row-height="false"/>
    </style:style>
    <style:style style:name="ro2" style:family="table-row">
      <style:table-row-properties style:row-height="0.5626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PageStyle_5f_Sheet1_20__28_9_29_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Normal_5f_Sheet1_20__28_9_29_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" style:family="table-cell" style:parent-style-name="Normal_5f_Sheet1_20__28_9_29_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Arial Unicode MS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Normal_5f_Sheet1_20__28_9_29_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" style:family="table-cell" style:parent-style-name="Normal_5f_Sheet1_20__28_9_29_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8" style:family="table-cell" style:parent-style-name="Normal_5f_Sheet1_20__28_9_29_" style:data-style-name="N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" style:family="text">
      <style:text-properties style:font-name-asian="Arial Unicode MS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qu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BÁO CÁO LẤY HÀNG VÔ SẢN XUẤT CA 1 NGÀY</text:p>
            <text:p><text:a xlink:href="python://get_destart()" xlink:type="simple">get_destart</text:a> - <text:a xlink:href="python://get_destrt()" xlink:type="simple">get_destrt</text:a></text:p>
          </table:table-cell>
          <table:covered-table-cell table:number-columns-repeated="8" table:style-name="ce1"/>
          <table:table-cell table:number-columns-repeated="1015"/>
        </table:table-row>
        <table:table-row table:style-name="ro2">
          <table:table-cell table:style-name="ce2" office:value-type="string" calcext:value-type="string">
            <text:p>BatchNo</text:p>
          </table:table-cell>
          <table:table-cell table:style-name="ce2" office:value-type="string" calcext:value-type="string">
            <text:p>Request Name</text:p>
          </table:table-cell>
          <table:table-cell table:style-name="ce2" office:value-type="string" calcext:value-type="string">
            <text:p>GRN/GRP</text:p>
          </table:table-cell>
          <table:table-cell table:style-name="ce2" office:value-type="string" calcext:value-type="string">
            <text:p>ItemCode</text:p>
          </table:table-cell>
          <table:table-cell table:style-name="ce2" office:value-type="string" calcext:value-type="string">
            <text:p>Zone</text:p>
          </table:table-cell>
          <table:table-cell table:style-name="ce2" office:value-type="string" calcext:value-type="string">
            <text:p>Stack</text:p>
          </table:table-cell>
          <table:table-cell table:style-name="ce2" office:value-type="string" calcext:value-type="string">
            <text:p>R.Weight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Date Issue</text:p>
          </table:table-cell>
          <table:table-cell table:style-name="ce2" office:value-type="string" calcext:value-type="string">
            <text:p>Remark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10" table:number-rows-spanned="1">
            <text:p><text:span text:style-name="T1"><text:a xlink:href="python://for each=&quot;i in (get_line())&quot;" xlink:type="simple">for</text:a></text:span></text:p>
          </table:table-cell>
          <table:covered-table-cell table:number-columns-repeated="5" table:style-name="ce4"/>
          <table:covered-table-cell table:style-name="ce8"/>
          <table:covered-table-cell table:number-columns-repeated="3" table:style-name="ce4"/>
          <table:table-cell table:number-columns-repeated="1014"/>
        </table:table-row>
        <table:table-row table:style-name="ro4">
          <table:table-cell table:style-name="ce4" office:value-type="string" calcext:value-type="string">
            <text:p><text:a xlink:href="python://i['mrp_name']" xlink:type="simple">mrp_name</text:a></text:p>
          </table:table-cell>
          <table:table-cell table:style-name="ce4" office:value-type="string" calcext:value-type="string">
            <text:p><text:a xlink:href="python://i['request_name']" xlink:type="simple">request_name</text:a></text:p>
          </table:table-cell>
          <table:table-cell table:style-name="ce4" office:value-type="string" calcext:value-type="string">
            <text:p><text:a xlink:href="python://i['pick_name']" xlink:type="simple">pick_name</text:a></text:p>
          </table:table-cell>
          <table:table-cell table:style-name="ce4" office:value-type="string" calcext:value-type="string">
            <text:p><text:a xlink:href="python://i['default_code']" xlink:type="simple">default_code</text:a></text:p>
          </table:table-cell>
          <table:table-cell table:style-name="ce4" office:value-type="string" calcext:value-type="string">
            <text:p><text:a xlink:href="python://i['zone_name']" xlink:type="simple">zone_name</text:a></text:p>
          </table:table-cell>
          <table:table-cell table:style-name="ce4" office:value-type="string" calcext:value-type="string">
            <text:p><text:a xlink:href="python://i['stack_name']" xlink:type="simple">stack_name</text:a></text:p>
          </table:table-cell>
          <table:table-cell table:style-name="ce8" office:value-type="string" calcext:value-type="string">
            <text:p><text:a xlink:href="python://formatLang(i['re_qty'],0)" xlink:type="simple">re_qty</text:a></text:p>
          </table:table-cell>
          <table:table-cell table:style-name="ce4" office:value-type="string" calcext:value-type="string">
            <text:p><text:a xlink:href="python://formatLang(i['qty'],0)" xlink:type="simple">qty</text:a></text:p>
          </table:table-cell>
          <table:table-cell table:style-name="ce4" office:value-type="string" calcext:value-type="string">
            <text:p><text:a xlink:href="python://get_date(i['date_issue'])" xlink:type="simple">date_issue</text:a></text:p>
          </table:table-cell>
          <table:table-cell table:style-name="ce4"/>
          <table:table-cell table:number-columns-repeated="1014"/>
        </table:table-row>
        <table:table-row table:style-name="ro4">
          <table:table-cell table:style-name="ce5" office:value-type="string" calcext:value-type="string" table:number-columns-spanned="10" table:number-rows-spanned="1">
            <text:p><text:a xlink:href="python:///for" xlink:type="simple">endfor</text:a></text:p>
          </table:table-cell>
          <table:covered-table-cell table:number-columns-repeated="5" table:style-name="ce4"/>
          <table:covered-table-cell table:style-name="ce8"/>
          <table:covered-table-cell table:style-name="ce4"/>
          <table:covered-table-cell table:style-name="ce8"/>
          <table:covered-table-cell table:style-name="ce4"/>
          <table:table-cell table:number-columns-repeated="101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6" office:value-type="string" calcext:value-type="string" table:number-columns-spanned="2" table:number-rows-spanned="1">
            <text:p>Trưởng ca</text:p>
          </table:table-cell>
          <table:covered-table-cell table:style-name="ce7"/>
          <table:table-cell table:style-name="ce7"/>
          <table:table-cell table:number-columns-repeated="3"/>
          <table:table-cell table:style-name="ce6" office:value-type="string" calcext:value-type="string" table:number-columns-spanned="2" table:number-rows-spanned="1">
            <text:p>BP Kho</text:p>
          </table:table-cell>
          <table:covered-table-cell table:style-name="ce7"/>
          <table:table-cell table:number-columns-repeated="1016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1_20__28_2_29_" style:display-name="Normal_Sheet1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1_20__28_3_29_" style:display-name="Normal_Sheet1 (3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1_20__28_4_29_" style:display-name="Normal_Sheet1 (4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1_20__28_5_29_" style:display-name="Normal_Sheet1 (5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1_20__28_5_29__5f_1" style:display-name="Normal_Sheet1 (5)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1_20__28_6_29_" style:display-name="Normal_Sheet1 (6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1_20__28_7_29_" style:display-name="Normal_Sheet1 (7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1_20__28_8_29_" style:display-name="Normal_Sheet1 (8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1_20__28_9_29_" style:display-name="Normal_Sheet1 (9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1_5f_1" style:display-name="Normal_Sheet1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2" style:display-name="Normal_Sheet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3_20__28_2_29_" style:display-name="Normal_Sheet3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3_20__28_3_29_" style:display-name="Normal_Sheet3 (3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3_20__28_4_29_" style:display-name="Normal_Sheet3 (4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3_20__28_4_29__5f_2" style:display-name="Normal_Sheet3 (4)_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.75in" fo:margin-bottom="0.7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 style:data-style-name="N2" text:time-value="23:43:58.941681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_28_2_29_" style:display-name="PageStyle_Sheet1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_28_3_29_" style:display-name="PageStyle_Sheet1 (3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_28_4_29_" style:display-name="PageStyle_Sheet1 (4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_20__28_2_29_" style:display-name="PageStyle_Sheet3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_20__28_3_29_" style:display-name="PageStyle_Sheet3 (3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_20__28_4_29_" style:display-name="PageStyle_Sheet3 (4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_28_5_29_" style:display-name="PageStyle_Sheet1 (5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_28_6_29_" style:display-name="PageStyle_Sheet1 (6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_28_7_29_" style:display-name="PageStyle_Sheet1 (7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_28_8_29_" style:display-name="PageStyle_Sheet1 (8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_28_9_29_" style:display-name="PageStyle_Sheet1 (9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6-10-04T00:00:42.070427935</dc:date>
    <meta:generator>LibreOffice/4.2.8.2$Linux_X86_64 LibreOffice_project/420m0$Build-2</meta:generator>
    <meta:editing-duration>PT16M8S</meta:editing-duration>
    <meta:editing-cycles>15</meta:editing-cycles>
    <meta:document-statistic meta:table-count="1" meta:cell-count="2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